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017b93" officeooo:paragraph-rsid="00017b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dicionantes del proyecto</text:h>
      <text:h text:style-name="Heading_20_2" text:outline-level="2">Programación</text:h>
      <text:p text:style-name="P1">La programación se llevará a cabo usando el lenguaje Python 3 y usando POO y modular.</text:p>
      <text:p text:style-name="P1">Se intentará, si ello es posible, el uso de algún framework apropiado al caso.</text:p>
      <text:p text:style-name="P1">La nomenclatura de funciones, variables, archivos, constantes y todos los elementos que formen parte de la programación, estará en español de españa.</text:p>
      <text:p text:style-name="P1">A la hora de generar los módulos de programación se usará el método de paso a paso, se expondrá un paso a ejecutar y se ejecutará cuando se de el permiso para ello y no se pasará al siguiente paso hasta terminar con el previo, mediante mi visto bueno.</text:p>
      <text:p text:style-name="P1">A la hora de crear nuevos módulos o editar módulos ya creados, se indicará la ruta completa del archivo dentro de la carpeta del proyecto.</text:p>
      <text:h text:style-name="Heading_20_2" text:outline-level="2">Metodología</text:h>
      <text:p text:style-name="P1">Como este proyecto se va a alargar en más de un chat, hay que implementar las medidas necesarias para que cuando se comience un nuevo chat, este pueda saber dónde terminó el anterior, sin tener que volver a explicarlo todo.</text:p>
      <text:p text:style-name="P1">Se elaborarán archivos de seguimiento para saber en qué lugar del desarrollo nos encontramos en todo momento. Deberá explorarse cuál es el mejor formato de archivo para ello.<text:line-break/></text:p>
      <text:h text:style-name="Heading_20_2" text:outline-level="2">Software necesario</text:h>
      <text:p text:style-name="P1">Si es necesario el uso de software adicional, servidores de bases de datos, de mapas … se usará en todo caso software libre y gratuito: postgresql, postgis, geoserver….</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1:46:37.080822216</meta:creation-date>
    <dc:date>2025-10-22T11:55:04.128278502</dc:date>
    <meta:editing-duration>PT8M27S</meta:editing-duration>
    <meta:editing-cycles>1</meta:editing-cycles>
    <meta:document-statistic meta:table-count="0" meta:image-count="0" meta:object-count="0" meta:page-count="1" meta:paragraph-count="12" meta:word-count="229" meta:character-count="1335" meta:non-whitespace-character-count="1117"/>
    <meta:generator>LibreOffice/7.4.7.2$Linux_X86_64 LibreOffice_project/40$Build-2</meta:generator>
  </office:meta>
</office:document-meta>
</file>